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</style:style>
  </office:automatic-styles>
  <office:body>
    <office:text text:use-soft-page-breaks="true">
      <text:p text:style-name="P1">pip install -r requirements.txt</text:p>
      <text:p text:style-name="Normalny">python manage.py migrate</text:p>
      <text:p text:style-name="Normalny">python manage.py createsuperuser</text:p>
      <text:p text:style-name="Normalny">python manage.py runserver</text:p>
      <text:p text:style-name="Normalny"/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2F5496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F5496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2F5496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2F5496"/>
    </style:style>
    <style:style style:name="Cytatintensywny" style:display-name="Cytat intensywny" style:family="paragraph" style:parent-style-name="Normalny" style:next-style-name="Normalny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2F5496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etzsche</meta:initial-creator>
    <dc:creator>Nietzsche</dc:creator>
    <meta:creation-date>2025-01-11T17:36:00Z</meta:creation-date>
    <dc:date>2025-01-11T17:56:00Z</dc:date>
    <meta:template xlink:href="Normal.dotm" xlink:type="simple"/>
    <meta:editing-cycles>1</meta:editing-cycles>
    <meta:editing-duration>PT1200S</meta:editing-duration>
    <meta:document-statistic meta:page-count="1" meta:paragraph-count="1" meta:word-count="17" meta:character-count="118" meta:row-count="1" meta:non-whitespace-character-count="102"/>
  </office:meta>
</office:document-meta>
</file>